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C8000000C863952F1C6575C991.png" manifest:media-type="image/png"/>
  <manifest:file-entry manifest:full-path="Pictures/10000201000000C8000000C8E0A7DE1A50B544A7.png" manifest:media-type="image/png"/>
  <manifest:file-entry manifest:full-path="Pictures/10000201000000C8000000C82ACF437215A5288A.png" manifest:media-type="image/png"/>
  <manifest:file-entry manifest:full-path="Pictures/10000201000000C8000000C88BBE18FF47ECADC0.png" manifest:media-type="image/png"/>
  <manifest:file-entry manifest:full-path="Pictures/10000201000000C8000000C80E4809919FAAE05A.png" manifest:media-type="image/png"/>
  <manifest:file-entry manifest:full-path="Pictures/10000201000000C8000000C8F87D1C06406D46D5.png" manifest:media-type="image/png"/>
  <manifest:file-entry manifest:full-path="Pictures/10000201000000C8000000C84E6DA88E8B432721.png" manifest:media-type="image/png"/>
  <manifest:file-entry manifest:full-path="Pictures/10000201000000C8000000C807C94CEAF357062C.png" manifest:media-type="image/png"/>
  <manifest:file-entry manifest:full-path="Pictures/10000201000000C8000000C87B4FED0075ADCBE3.png" manifest:media-type="image/png"/>
  <manifest:file-entry manifest:full-path="Pictures/10000201000000C8000000C86C63ADFFCB7FC76E.png" manifest:media-type="image/png"/>
  <manifest:file-entry manifest:full-path="Pictures/10000201000000C8000000C8D159C5BAE18EA91E.png" manifest:media-type="image/png"/>
  <manifest:file-entry manifest:full-path="Pictures/10000201000000C8000000C8553E93253EA59BEE.png" manifest:media-type="image/png"/>
  <manifest:file-entry manifest:full-path="Pictures/10000201000000C8000000C80A3764DAE1DCC3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8ec82" officeooo:paragraph-rsid="0008ec82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20pt" fo:font-weight="bold" officeooo:rsid="0008ec82" officeooo:paragraph-rsid="0008ec82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normal" officeooo:rsid="000940eb" officeooo:paragraph-rsid="000940eb" style:font-size-asian="17.5pt" style:font-weight-asian="normal" style:font-size-complex="20pt" style:font-weight-complex="normal"/>
    </style:style>
    <style:style style:name="P4" style:family="paragraph" style:parent-style-name="Standard" style:list-style-name="L1">
      <style:text-properties fo:font-size="15pt" fo:font-weight="normal" officeooo:rsid="000940eb" officeooo:paragraph-rsid="000940eb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2">
      <style:text-properties fo:font-size="15pt" fo:font-weight="normal" officeooo:rsid="000940eb" officeooo:paragraph-rsid="000940eb" style:font-size-asian="13.1000003814697pt" style:font-weight-asian="normal" style:font-size-complex="15pt" style:font-weight-complex="normal"/>
    </style:style>
    <style:style style:name="P6" style:family="paragraph" style:parent-style-name="Standard" style:list-style-name="L2">
      <style:text-properties officeooo:paragraph-rsid="000940eb"/>
    </style:style>
    <style:style style:name="P7" style:family="paragraph" style:parent-style-name="Standard" style:list-style-name="L2">
      <style:text-properties officeooo:paragraph-rsid="000c8d3c"/>
    </style:style>
    <style:style style:name="P8" style:family="paragraph" style:parent-style-name="Standard" style:list-style-name="L2">
      <style:text-properties officeooo:rsid="000940eb" officeooo:paragraph-rsid="000e214c"/>
    </style:style>
    <style:style style:name="P9" style:family="paragraph" style:parent-style-name="Standard">
      <style:text-properties officeooo:rsid="000940eb" officeooo:paragraph-rsid="000e214c"/>
    </style:style>
    <style:style style:name="P10" style:family="paragraph" style:parent-style-name="Standard" style:list-style-name="L2">
      <style:text-properties style:font-name="Liberation Serif" fo:font-size="15pt" fo:font-style="normal" fo:font-weight="normal" officeooo:rsid="000940eb" officeooo:paragraph-rsid="000940eb" style:font-size-asian="13.1000003814697pt" style:font-style-asian="normal" style:font-weight-asian="normal" style:font-size-complex="15pt" style:font-weight-complex="normal"/>
    </style:style>
    <style:style style:name="P11" style:family="paragraph" style:parent-style-name="Standard" style:list-style-name="L2">
      <style:text-properties style:font-name="Liberation Serif" fo:font-size="15pt" fo:font-style="normal" fo:font-weight="normal" officeooo:rsid="000c8d3c" officeooo:paragraph-rsid="000940eb" style:font-size-asian="13.1000003814697pt" style:font-style-asian="normal" style:font-weight-asian="normal" style:font-size-complex="15pt" style:font-weight-complex="normal"/>
    </style:style>
    <style:style style:name="P12" style:family="paragraph" style:parent-style-name="Standard">
      <style:text-properties style:font-name="Liberation Serif" fo:font-size="15pt" fo:font-style="normal" fo:font-weight="normal" officeooo:rsid="000c8d3c" officeooo:paragraph-rsid="000940eb" style:font-size-asian="13.1000003814697pt" style:font-style-asian="normal" style:font-weight-asian="normal" style:font-size-complex="15pt" style:font-weight-complex="normal"/>
    </style:style>
    <style:style style:name="P13" style:family="paragraph" style:parent-style-name="Standard">
      <style:text-properties style:font-name="Liberation Serif" fo:font-size="15pt" fo:font-style="normal" fo:font-weight="normal" officeooo:rsid="000de173" officeooo:paragraph-rsid="000de173" style:font-size-asian="13.1000003814697pt" style:font-style-asian="normal" style:font-weight-asian="normal" style:font-size-complex="15pt" style:font-weight-complex="normal"/>
    </style:style>
    <style:style style:name="P14" style:family="paragraph" style:parent-style-name="Standard" style:list-style-name="L2">
      <style:text-properties style:font-name="Liberation Serif" fo:font-size="15pt" fo:font-style="normal" fo:font-weight="normal" officeooo:rsid="000e214c" officeooo:paragraph-rsid="000e214c" style:font-size-asian="13.1000003814697pt" style:font-style-asian="normal" style:font-weight-asian="normal" style:font-size-complex="15pt" style:font-weight-complex="normal"/>
    </style:style>
    <style:style style:name="P15" style:family="paragraph" style:parent-style-name="Standard" style:list-style-name="L2">
      <style:text-properties style:font-name="Liberation Serif" fo:font-size="15pt" fo:font-style="normal" fo:font-weight="normal" officeooo:rsid="000e3b36" officeooo:paragraph-rsid="000e3b36" style:font-size-asian="13.1000003814697pt" style:font-style-asian="normal" style:font-weight-asian="normal" style:font-size-complex="15pt" style:font-weight-complex="normal"/>
    </style:style>
    <style:style style:name="P16" style:family="paragraph" style:parent-style-name="Standard">
      <style:text-properties style:font-name="Liberation Serif" fo:font-size="15pt" fo:font-style="normal" fo:font-weight="normal" officeooo:rsid="000e3b36" officeooo:paragraph-rsid="000e3b36" style:font-size-asian="13.1000003814697pt" style:font-style-asian="normal" style:font-weight-asian="normal" style:font-size-complex="15pt" style:font-weight-complex="normal"/>
    </style:style>
    <style:style style:name="P17" style:family="paragraph">
      <loext:graphic-properties draw:fill="bitmap" draw:fill-color="#ffffff" draw:fill-image-name="Bitmap_20_12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bitmap" draw:fill-color="#ffffff" draw:fill-image-name="Bitmap_20_11"/>
    </style:style>
    <style:style style:name="P21" style:family="paragraph">
      <loext:graphic-properties draw:fill="bitmap" draw:fill-color="#ffffff" draw:fill-image-name="Bitmap_20_13"/>
    </style:style>
    <style:style style:name="P22" style:family="paragraph">
      <loext:graphic-properties draw:fill="none" draw:fill-color="#ffffff"/>
    </style:style>
    <style:style style:name="T1" style:family="text">
      <style:text-properties style:font-name="Liberation Serif" fo:font-size="12pt" fo:font-style="normal" fo:font-weight="normal" style:font-size-asian="12pt" style:font-style-asian="normal" style:font-weight-asian="normal" style:font-size-complex="15pt" style:font-weight-complex="normal"/>
    </style:style>
    <style:style style:name="T2" style:family="text">
      <style:text-properties style:font-name="Liberation Serif" fo:font-size="12pt" fo:font-style="normal" fo:font-weight="normal" officeooo:rsid="000940eb" style:font-size-asian="12pt" style:font-style-asian="normal" style:font-weight-asian="normal" style:font-size-complex="15pt" style:font-weight-complex="normal"/>
    </style:style>
    <style:style style:name="T3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0940eb" style:font-size-asian="12pt" style:font-style-asian="normal" style:font-weight-asian="normal" style:font-size-complex="15pt" style:font-weight-complex="normal"/>
    </style:style>
    <style:style style:name="T4" style:family="text">
      <style:text-properties style:font-name="Liberation Serif" fo:font-size="15pt" fo:font-style="normal" fo:font-weight="normal" style:font-size-asian="13.1000003814697pt" style:font-style-asian="normal" style:font-weight-asian="normal" style:font-size-complex="15pt" style:font-weight-complex="normal"/>
    </style:style>
    <style:style style:name="T5" style:family="text">
      <style:text-properties style:font-name="Liberation Serif" fo:font-size="15pt" fo:font-style="normal" fo:font-weight="normal" officeooo:rsid="000940eb" style:font-size-asian="13.1000003814697pt" style:font-style-asian="normal" style:font-weight-asian="normal" style:font-size-complex="15pt" style:font-weight-complex="normal"/>
    </style:style>
    <style:style style:name="T6" style:family="text">
      <style:text-properties style:font-name="Liberation Serif" fo:font-size="15pt" fo:font-style="normal" fo:font-weight="normal" officeooo:rsid="000de173" style:font-size-asian="13.1000003814697pt" style:font-style-asian="normal" style:font-weight-asian="normal" style:font-size-complex="15pt" style:font-weight-complex="normal"/>
    </style:style>
    <style:style style:name="T7" style:family="text">
      <style:text-properties style:font-name="Liberation Serif" fo:font-size="15pt" fo:font-style="normal" fo:font-weight="normal" officeooo:rsid="000e214c" style:font-size-asian="13.1000003814697pt" style:font-style-asian="normal" style:font-weight-asian="normal" style:font-size-complex="15pt" style:font-weight-complex="normal"/>
    </style:style>
    <style:style style:name="T8" style:family="text">
      <style:text-properties style:font-name="Liberation Serif" fo:font-size="15pt" fo:font-style="normal" fo:font-weight="bold" style:font-size-asian="13.1000003814697pt" style:font-style-asian="normal" style:font-weight-asian="bold" style:font-size-complex="15pt" style:font-weight-complex="bold"/>
    </style:style>
    <style:style style:name="T9" style:family="text">
      <style:text-properties style:font-name="Liberation Serif" fo:font-size="15pt" fo:font-style="normal" fo:font-weight="bold" officeooo:rsid="000940eb" style:font-size-asian="13.1000003814697pt" style:font-style-asian="normal" style:font-weight-asian="bold" style:font-size-complex="15pt" style:font-weight-complex="bold"/>
    </style:style>
    <style:style style:name="T10" style:family="text">
      <style:text-properties style:font-name="Liberation Serif" fo:font-size="15pt" fo:font-style="normal" fo:font-weight="bold" officeooo:rsid="000de173" style:font-size-asian="13.1000003814697pt" style:font-style-asian="normal" style:font-weight-asian="bold" style:font-size-complex="15pt" style:font-weight-complex="bold"/>
    </style:style>
    <style:style style:name="T11" style:family="text">
      <style:text-properties style:font-name="Liberation Serif" fo:font-size="15pt" fo:font-style="normal" style:text-underline-style="solid" style:text-underline-width="auto" style:text-underline-color="font-color" fo:font-weight="normal" style:font-size-asian="13.1000003814697pt" style:font-style-asian="normal" style:font-weight-asian="normal" style:font-size-complex="15pt" style:font-weight-complex="normal"/>
    </style:style>
    <style:style style:name="T12" style:family="text">
      <style:text-properties officeooo:rsid="000de173"/>
    </style:style>
    <style:style style:name="T13" style:family="text">
      <style:text-properties fo:font-weight="bold" officeooo:rsid="000e3b36" style:font-weight-asian="bold" style:font-weight-complex="bold"/>
    </style:style>
    <style:style style:name="T14" style:family="text">
      <style:text-properties officeooo:rsid="000e214c"/>
    </style:style>
    <style:style style:name="T15" style:family="text">
      <style:text-properties officeooo:rsid="000e3b36"/>
    </style:style>
    <style:style style:name="T16" style:family="text">
      <style:text-properties style:text-underline-style="none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bitmap" draw:fill-color="#ffffff" draw:fill-image-name="Bitmap_20_12" fo:min-height="4.842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bitmap" draw:fill-color="#ffffff" draw:fill-image-name="Bitmap_20_11" fo:min-height="4.842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bitmap" draw:fill-color="#ffffff" draw:fill-image-name="Bitmap_20_13" fo:min-height="5.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IDENTE</text:p>
      <text:p text:style-name="Standard"/>
      <text:p text:style-name="Standard"><draw:frame text:anchor-type="paragraph" draw:z-index="0" draw:name="Shape1" draw:style-name="gr1" draw:text-style-name="P17" svg:width="5.213cm" svg:height="4.843cm" svg:x="11.07cm" svg:y="0.758cm"><draw:text-box><text:p/></draw:text-box></draw:frame></text:p>
      <text:p text:style-name="Standard"><draw:frame text:anchor-type="paragraph" draw:z-index="2" draw:name="Shape1" draw:style-name="gr3" draw:text-style-name="P20" svg:width="5.213cm" svg:height="4.843cm" svg:x="0.672cm" svg:y="0.097cm"><draw:text-box><text:p/></draw:text-box></draw:frame><draw:frame text:anchor-type="paragraph" draw:z-index="1" draw:name="Shape3" draw:style-name="gr2" draw:text-style-name="P19" svg:width="6.404cm" svg:height="0.662cm" svg:x="10.647cm" svg:y="5.272cm"><draw:text-box><text:p text:style-name="P18">RESIDENTE PABALIK</text:p></draw:text-box></draw:frame><draw:frame text:anchor-type="paragraph" draw:z-index="3" draw:name="Shape3" draw:style-name="gr2" draw:text-style-name="P19" svg:width="6.404cm" svg:height="0.662cm" svg:x="0.143cm" svg:y="5.352cm"><draw:text-box><text:p text:style-name="P18">RESIDENTE PAGAWAS</text:p></draw:text-box></draw:frame></text:p>
      <text:p text:style-name="Standard"/>
      <text:p text:style-name="P1"/>
      <text:p text:style-name="P2">TEMPERATURE</text:p>
      <text:p text:style-name="P2"><draw:frame text:anchor-type="paragraph" draw:z-index="4" draw:name="Shape1" draw:style-name="gr4" draw:text-style-name="P21" svg:width="5.663cm" svg:height="5.531cm" svg:x="5.884cm" svg:y="0.767cm"><draw:text-box><text:p/></draw:text-box></draw:frame><draw:frame text:anchor-type="paragraph" draw:z-index="5" draw:name="Shape2" draw:style-name="gr5" draw:text-style-name="P22" svg:width="5.478cm" svg:height="0.715cm" svg:x="5.884cm" svg:y="6.297cm"><draw:text-box><text:p text:style-name="P18">TEMPERATUR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GIKINAHANGLAN:</text:p>
      <text:list xml:id="list1443997847" text:style-name="L1">
        <text:list-item>
          <text:p text:style-name="P4">Android Cellphone with load – ato kining installan ug app nga makabasa ug QR code ug aron makasend kita sa record.</text:p>
        </text:list-item>
      </text:list>
      <text:p text:style-name="P3">INSTRUCTIONS:</text:p>
      <text:p text:style-name="P3"/>
      <text:list xml:id="list80455939" text:style-name="L2">
        <text:list-item>
          <text:p text:style-name="P5"><text:span text:style-name="T12">Sa pagkakaron, a</text:span>duna ra’y duha ka klase sa tawo nga musulod-gawas sa gate: taga <text:span text:style-name="T12">Lower ug Upper </text:span>Bonbonan. <text:span text:style-name="T12">Per policy, </text:span>dili <text:span text:style-name="T12">tugtan ang katong dili residente nga makasulod sa gate.</text:span></text:p>
        </text:list-item>
        <text:list-item>
          <text:p text:style-name="P7"><text:span text:style-name="T5">Sa </text:span><text:span text:style-name="T9">taga-Bonbonan</text:span><text:span text:style-name="T5">, ug mugawas gani i-scan ang QR sa </text:span><text:span text:style-name="T3">RESIDENTE PAGAWAS</text:span><text:span text:style-name="T2">, </text:span><text:span text:style-name="T5">inig balik ug sulod i-scan ang QR sa </text:span><text:span text:style-name="T3">RESIDENTE PABALIK</text:span><text:span text:style-name="T2">.</text:span></text:p>
        </text:list-item>
        <text:list-item>
          <text:p text:style-name="P6"><text:span text:style-name="T5">Sa </text:span><text:span text:style-name="T6">panahon nga nakakuha kita ug </text:span><text:span text:style-name="T5">temperatura </text:span><text:span text:style-name="T6">nga </text:span><text:span text:style-name="T10">mas taas pa sa 37.5</text:span><text:span text:style-name="T6"> degrees Celsius</text:span><text:span text:style-name="T5">, i-scan ang QR sa </text:span><text:span text:style-name="T1">TEMPERATURE.</text:span></text:p>
        </text:list-item>
        <text:list-item>
          <text:p text:style-name="P8"><text:span text:style-name="T4">Sa inyong pag-scan, ilahos mo sa messaging app sa inyong cellphone, didto, aduna nay form nga inyo nalang fill-upan. <text:s/></text:span><text:span text:style-name="T8">Palihug ayaw usba ang unsay naa na daan sa form aron dali ra siya i-tally</text:span><text:span text:style-name="T4">. </text:span><text:span text:style-name="T11">Kompletoha ug fill-up ang form</text:span><text:span text:style-name="T4">, ug </text:span><text:span text:style-name="T11">ayaw kalimti nga butangi ug space human sa “:” nga character</text:span><text:span text:style-name="T4">.</text:span></text:p>
        </text:list-item>
        <text:list-item>
          <text:p text:style-name="P8"><draw:frame text:anchor-type="paragraph" draw:z-index="6" draw:name="Shape4" draw:style-name="gr6" draw:text-style-name="P22" svg:width="11.113cm" svg:height="3.41cm" svg:x="3.794cm" svg:y="1.145cm"><draw:text-box><text:p>EXAMPLE SA FORM: RESIDENTE PAGAWAS</text:p><text:p/><text:p>PAGGAWAS SA BONBONAN</text:p><text:p>PANGALAN:<text:span text:style-name="T16"> </text:span>JUAN DE LA CRUZ</text:p><text:p>UPPER/LOWER: LOWER</text:p><text:p>TUMONG: <text:span text:style-name="T17">1</text:span></text:p><text:p>DESTINASYON: SALVADOR</text:p></draw:text-box></draw:frame><text:span text:style-name="T7">Sa paggawas, mao kini ang example sa form nga nafill-upan na:</text:span><text:span text:style-name="T4"><text:line-break/><text:line-break/><text:line-break/><text:line-break/><text:line-break/><text:line-break/><text:line-break/><text:line-break/></text:span><text:span text:style-name="T7">Sa tumong, tan-awa lang sa classifications sa tumong nga naa sa ilawom. Ug naa gani sa #4 ang tumong, palihug ug suwat sa tumong:</text:span></text:p>
        </text:list-item>
      </text:list>
      <text:p text:style-name="P9"><draw:frame text:anchor-type="paragraph" draw:z-index="7" draw:name="Shape4" draw:style-name="gr6" draw:text-style-name="P22" svg:width="11.113cm" svg:height="3.41cm" svg:x="3.45cm" svg:y="0.457cm"><draw:text-box><text:p>EXAMPLE SA FORM: RESIDENTE PAGAWAS</text:p><text:p/><text:p>PAGGAWAS SA BONBONAN</text:p><text:p>PANGALAN: TOTOY BIBO</text:p><text:p>UPPER/LOWER: UPPER</text:p><text:p>TUMONG: <text:span text:style-name="T17">PALIT UG TABANOG</text:span></text:p><text:p>DESTINASYON: BLISS</text:p></draw:text-box></draw:frame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list xml:id="list133503411244227" text:continue-numbering="true" text:style-name="L2">
        <text:list-item>
          <text:p text:style-name="P14"><draw:frame text:anchor-type="paragraph" draw:z-index="8" draw:name="Shape4" draw:style-name="gr7" draw:text-style-name="P22" svg:width="11.113cm" svg:height="2.437cm" svg:x="2.392cm" svg:y="1.621cm"><draw:text-box><text:p>EXAMPLE SA FORM: RESIDENTE PABALIK</text:p><text:p/><text:p>PABALIK SA BONBONAN</text:p><text:p>PANGALAN: TOTOY BIBO</text:p><text:p/></draw:text-box></draw:frame><text:soft-page-break/>Sa pagfill-up sa nibalik na, ang pangalan ra ang gikinahanglan nga isuwat sa form.<text:line-break/><text:line-break/><text:line-break/><text:line-break/><text:line-break/><text:line-break/></text:p>
        </text:list-item>
        <text:list-item>
          <text:p text:style-name="P15">Sa pagfill-up sa temperatura, ang temperatura, pangalan ug contact number ra ang gikinahanglan.</text:p>
        </text:list-item>
      </text:list>
      <text:p text:style-name="P16"><draw:frame text:anchor-type="paragraph" draw:z-index="9" draw:name="Shape4" draw:style-name="gr7" draw:text-style-name="P22" svg:width="11.113cm" svg:height="2.437cm" svg:x="2.868cm" svg:y="0.377cm"><draw:text-box><text:p>EXAMPLE SA FORM: TEMPERATURA</text:p><text:p/><text:p>PANGALAN: MARIA CLARA</text:p><text:p>TEMPERATURE: 38.5</text:p><text:p>CONTACT NUMBER: 09123456789 </text:p></draw:text-box></draw:frame></text:p>
      <text:p text:style-name="P16"/>
      <text:p text:style-name="P16"/>
      <text:p text:style-name="P16"/>
      <text:p text:style-name="P16"/>
      <text:p text:style-name="P16"/>
      <text:list xml:id="list133502223099631" text:continue-numbering="true" text:style-name="L2">
        <text:list-item>
          <text:p text:style-name="P10">Inig ka human ninyo ug fill-up sa form, i-send diritso sa kanang number nga gihatag daan. <text:span text:style-name="T13">Palihug ug check ug nasend ba gyud ang message aron matarong nato ug record.</text:span></text:p>
        </text:list-item>
        <text:list-item>
          <text:p text:style-name="P11">Makita ang records sa kani nga website, nga iupdate matag alas 9 sa buntag: <text:a xlink:type="simple" xlink:href="https://docs.google.com/spreadsheets/d/1EQ9uo9Q8GhawK4C0o0NqO-a9crZiW8VrxkfpvNw5NKs/edit?ts=5e9fcdd7#gid=0" text:style-name="Internet_20_link" text:visited-style-name="Visited_20_Internet_20_Link">https://docs.google.com/spreadsheets/d/1EQ9uo9Q8GhawK4C0o0NqO-a9crZiW8VrxkfpvNw5NKs/edit?ts=5e9fcdd7#gid=0</text:a></text:p>
        </text:list-item>
      </text:list>
      <text:p text:style-name="P12"/>
      <text:p text:style-name="P12"/>
      <text:p text:style-name="P13">CL<text:span text:style-name="T14">ASSIFICATION SA TUMONG:</text:span></text:p>
      <text:p text:style-name="P13">1 – Pagpangumpra/Pagpalit ug gikinahanglan/Grocery</text:p>
      <text:p text:style-name="P13">2 – Duty/Trabaho</text:p>
      <text:p text:style-name="P13">3 – Withdraw/Padala ug Kwarta</text:p>
      <text:p text:style-name="P13">4 – Uban pa (i-type ang tumo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0C8000000C86C63ADFFCB7FC76E.png" xlink:type="simple" xlink:show="embed" xlink:actuate="onLoad"/>
    <draw:fill-image draw:name="Bitmap_20_10" draw:display-name="Bitmap 10" xlink:href="Pictures/10000201000000C8000000C84E6DA88E8B432721.png" xlink:type="simple" xlink:show="embed" xlink:actuate="onLoad"/>
    <draw:fill-image draw:name="Bitmap_20_11" draw:display-name="Bitmap 11" xlink:href="Pictures/10000201000000C8000000C8553E93253EA59BEE.png" xlink:type="simple" xlink:show="embed" xlink:actuate="onLoad"/>
    <draw:fill-image draw:name="Bitmap_20_12" draw:display-name="Bitmap 12" xlink:href="Pictures/10000201000000C8000000C8D159C5BAE18EA91E.png" xlink:type="simple" xlink:show="embed" xlink:actuate="onLoad"/>
    <draw:fill-image draw:name="Bitmap_20_13" draw:display-name="Bitmap 13" xlink:href="Pictures/10000201000000C8000000C807C94CEAF357062C.png" xlink:type="simple" xlink:show="embed" xlink:actuate="onLoad"/>
    <draw:fill-image draw:name="Bitmap_20_2" draw:display-name="Bitmap 2" xlink:href="Pictures/10000201000000C8000000C80A3764DAE1DCC3C7.png" xlink:type="simple" xlink:show="embed" xlink:actuate="onLoad"/>
    <draw:fill-image draw:name="Bitmap_20_3" draw:display-name="Bitmap 3" xlink:href="Pictures/10000201000000C8000000C87B4FED0075ADCBE3.png" xlink:type="simple" xlink:show="embed" xlink:actuate="onLoad"/>
    <draw:fill-image draw:name="Bitmap_20_4" draw:display-name="Bitmap 4" xlink:href="Pictures/10000201000000C8000000C8F87D1C06406D46D5.png" xlink:type="simple" xlink:show="embed" xlink:actuate="onLoad"/>
    <draw:fill-image draw:name="Bitmap_20_5" draw:display-name="Bitmap 5" xlink:href="Pictures/10000201000000C8000000C80E4809919FAAE05A.png" xlink:type="simple" xlink:show="embed" xlink:actuate="onLoad"/>
    <draw:fill-image draw:name="Bitmap_20_6" draw:display-name="Bitmap 6" xlink:href="Pictures/10000201000000C8000000C88BBE18FF47ECADC0.png" xlink:type="simple" xlink:show="embed" xlink:actuate="onLoad"/>
    <draw:fill-image draw:name="Bitmap_20_7" draw:display-name="Bitmap 7" xlink:href="Pictures/10000201000000C8000000C82ACF437215A5288A.png" xlink:type="simple" xlink:show="embed" xlink:actuate="onLoad"/>
    <draw:fill-image draw:name="Bitmap_20_8" draw:display-name="Bitmap 8" xlink:href="Pictures/10000201000000C8000000C8E0A7DE1A50B544A7.png" xlink:type="simple" xlink:show="embed" xlink:actuate="onLoad"/>
    <draw:fill-image draw:name="Bitmap_20_9" draw:display-name="Bitmap 9" xlink:href="Pictures/10000201000000C8000000C863952F1C6575C99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P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8:32:06.109180994</meta:creation-date>
    <dc:date>2020-04-22T13:28:17.883378708</dc:date>
    <meta:editing-duration>PT12M2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19" meta:word-count="282" meta:character-count="1765" meta:non-whitespace-character-count="1493"/>
  </office:meta>
</office:document-meta>
</file>